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BeanDefinition.getServic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Definition.addAllServiceReferences( List service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Definition.addServiceReference( AvalonServiceReference servic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Definition.Avalo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